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normal" officeooo:rsid="004b1f12" officeooo:paragraph-rsid="004b1f1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9eb27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b1f12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578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e17b5" style:font-size-asian="12pt" style:font-weight-asian="bold" style:font-size-complex="12pt" style:font-weight-complex="bold"/>
    </style:style>
    <style:style style:name="T7" style:family="text">
      <style:text-properties officeooo:rsid="004c5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4</text:span><text:span text:style-name="T6">0</text:span><text:span text:style-name="T5">1</text:span><text:span text:style-name="T1"> - </text:span><text:span text:style-name="T3">A/</text:span><text:span text:style-name="T2">A</text:span><text:span text:style-name="T4"> - </text:span><text:span text:style-name="T2">R-60M</text:span></text:p>
      <text:p text:style-name="P3"/>
      <text:p text:style-name="P1"><text:span text:style-name="T7">Not implemented yet. <text:s/></text:span>Later in Early Access or release, we should get dual racks of R-60M (AA-8 Aphid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0T08:30:37.042000000</dc:date>
    <meta:editing-duration>PT10H23M13S</meta:editing-duration>
    <meta:editing-cycles>4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23" meta:character-count="120" meta:non-whitespace-character-count="98"/>
  </office:meta>
</office:document-meta>
</file>